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(16):-</text:span><text:span text:style-name="T5"/></text:p>
      <text:p text:style-name="P3"><text:span text:style-name="T6">Aim:-</text:span></text:p>
      <text:p text:style-name="P3"><text:span text:style-name="T7">Iot applications on smart garden.</text:span></text:p>
      <text:p text:style-name="P3"><text:span text:style-name="T8">Requirements:-</text:span></text:p>
      <text:p text:style-name="P3"><text:span text:style-name="T9">sprayer,water detector,server and laptop</text:span></text:p>
      <text:p text:style-name="P3"><text:span text:style-name="T10">Algorithm:-</text:span><text:span text:style-name="T11"/></text:p>
      <text:p text:style-name="P3"><text:span text:style-name="T11">step1:-take all requirements sprayer sprayer,water detector,server and laptop.</text:span></text:p>
      <text:p text:style-name="P3"><text:span text:style-name="T11">step2:-now go to wireless connector and its own login id and passport</text:span></text:p>
      <text:p text:style-name="P3"><text:span text:style-name="T11">step3:-connect the wireless connector to all requrements</text:span></text:p>
      <text:p text:style-name="P3"><text:span text:style-name="T11">step5:-assign the wireless connector to all</text:span></text:p>
      <text:p text:style-name="P3"><text:span text:style-name="T11">step6:-open the laptop and access the sprayer and see the density of water with water detector.</text:span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5"><text:span text:style-name="T11"/></text:p>
      <text:p text:style-name="P6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7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